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DDBC7A2DD6.png" manifest:media-type="image/png"/>
  <manifest:file-entry manifest:full-path="Pictures/10000201000001DD000001DDD81332E0.png" manifest:media-type="image/png"/>
  <manifest:file-entry manifest:full-path="Pictures/10000201000001DD000001DD37E4D32F.png" manifest:media-type="image/png"/>
  <manifest:file-entry manifest:full-path="Pictures/10000201000001DD000001DD075B544E.png" manifest:media-type="image/png"/>
  <manifest:file-entry manifest:full-path="Pictures/10000201000001DD000001DDC68EF8BC.png" manifest:media-type="image/png"/>
  <manifest:file-entry manifest:full-path="Pictures/10000201000001DD000001DDBB9242EB.png" manifest:media-type="image/png"/>
  <manifest:file-entry manifest:full-path="Pictures/10000201000001DD000001DD7EE9929A.png" manifest:media-type="image/png"/>
  <manifest:file-entry manifest:full-path="Pictures/10000201000001DD000001DDCF494CCA.png" manifest:media-type="image/png"/>
  <manifest:file-entry manifest:full-path="Pictures/10000201000001DD000001DDB005A804.png" manifest:media-type="image/png"/>
  <manifest:file-entry manifest:full-path="Pictures/10000201000001DD000001DD8AD3AC34.png" manifest:media-type="image/png"/>
  <manifest:file-entry manifest:full-path="Pictures/10000201000001DD000001DDAF3AB586.png" manifest:media-type="image/png"/>
  <manifest:file-entry manifest:full-path="Pictures/10000201000001DD000001DDFB13888F.png" manifest:media-type="image/png"/>
  <manifest:file-entry manifest:full-path="Pictures/10000201000001DD000001DD95D3CA46.png" manifest:media-type="image/png"/>
  <manifest:file-entry manifest:full-path="Pictures/10000201000001DD000001DDECD205F7.png" manifest:media-type="image/png"/>
  <manifest:file-entry manifest:full-path="Pictures/10000201000001DD000001DD27FFC0C7.png" manifest:media-type="image/png"/>
  <manifest:file-entry manifest:full-path="Pictures/10000201000001DD000001DD2E253448.png" manifest:media-type="image/png"/>
  <manifest:file-entry manifest:full-path="Pictures/10000201000001DD000001DD33CC35AE.png" manifest:media-type="image/png"/>
  <manifest:file-entry manifest:full-path="Pictures/10000201000001DD000001DD905D44B1.png" manifest:media-type="image/png"/>
  <manifest:file-entry manifest:full-path="Pictures/10000201000001DD000001DD6E14EB52.png" manifest:media-type="image/png"/>
  <manifest:file-entry manifest:full-path="Pictures/10000201000001DD000001DDC0327278.png" manifest:media-type="image/png"/>
  <manifest:file-entry manifest:full-path="Pictures/10000201000001DD000001DD510DD55A.png" manifest:media-type="image/png"/>
  <manifest:file-entry manifest:full-path="Pictures/10000201000001DD000001DD5897D209.png" manifest:media-type="image/png"/>
  <manifest:file-entry manifest:full-path="Pictures/10000201000001DD000001DDF84439B1.png" manifest:media-type="image/png"/>
  <manifest:file-entry manifest:full-path="Pictures/10000201000001DD000001DDEB954182.png" manifest:media-type="image/png"/>
  <manifest:file-entry manifest:full-path="Pictures/10000201000001DD000001DD9F80D00F.png" manifest:media-type="image/png"/>
  <manifest:file-entry manifest:full-path="Pictures/10000201000001DD000001DD42116056.png" manifest:media-type="image/png"/>
  <manifest:file-entry manifest:full-path="Pictures/10000201000001DD000001DD1CFA0A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top" draw:auto-grow-height="false" fo:min-height="6.754cm" fo:min-width="5.854cm" fo:padding-top="0.1cm" fo:padding-bottom="0.15cm" fo:padding-left="0.125cm" fo:padding-right="0.12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 xml:id="id9" draw:id="id9">
            <draw:custom-shape draw:style-name="gr1" draw:text-style-name="P1" draw:layer="layout" svg:width="6.2cm" svg:height="7.1cm" draw:transform="rotate (1.5707963267949) translate (-1.9cm 13.531cm)">
              <text:p text:style-name="P1">8884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.1cm" svg:y="7.431cm">
              <draw:image xlink:href="Pictures/10000201000001DD000001DD1CFA0A07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.1cm" svg:y="10.431cm">
              <draw:image xlink:href="Pictures/10000201000001DD000001DD9F80D00F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-0.9cm" svg:y="10.431cm">
              <draw:image xlink:href="Pictures/10000201000001DD000001DDEB954182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-0.9cm" svg:y="7.431cm">
              <draw:image xlink:href="Pictures/10000201000001DD000001DDF84439B1.png" xlink:type="simple" xlink:show="embed" xlink:actuate="onLoad">
                <text:p/>
              </draw:image>
            </draw:frame>
          </draw:g>
          <draw:g xml:id="id1" draw:id="id1">
            <draw:custom-shape draw:style-name="gr1" draw:text-style-name="P1" draw:layer="layout" svg:width="6.2cm" svg:height="7.1cm" draw:transform="rotate (1.5707963267949) translate (-1.9cm 20.531cm)">
              <text:p text:style-name="P1">12402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.1cm" svg:y="14.431cm">
              <draw:image xlink:href="Pictures/10000201000001DD000001DDC0327278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.1cm" svg:y="17.431cm">
              <draw:image xlink:href="Pictures/10000201000001DD000001DD33CC35AE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-0.9cm" svg:y="17.431cm">
              <draw:image xlink:href="Pictures/10000201000001DD000001DD6E14EB52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-0.9cm" svg:y="14.431cm">
              <draw:image xlink:href="Pictures/10000201000001DD000001DD5897D209.png" xlink:type="simple" xlink:show="embed" xlink:actuate="onLoad">
                <text:p/>
              </draw:image>
            </draw:frame>
          </draw:g>
          <draw:g xml:id="id2" draw:id="id2">
            <draw:custom-shape draw:style-name="gr1" draw:text-style-name="P1" draw:layer="layout" svg:width="6.2cm" svg:height="7.1cm" draw:transform="rotate (1.5707963267949) translate (7.1cm 17.031cm)">
              <text:p text:style-name="P1">12694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11.1cm" svg:y="10.931cm">
              <draw:image xlink:href="Pictures/10000201000001DD000001DDFB13888F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11.1cm" svg:y="13.931cm">
              <draw:image xlink:href="Pictures/10000201000001DD000001DD27FFC0C7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8.1cm" svg:y="13.931cm">
              <draw:image xlink:href="Pictures/10000201000001DD000001DD42116056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8.1cm" svg:y="10.931cm">
              <draw:image xlink:href="Pictures/10000201000001DD000001DD95D3CA46.png" xlink:type="simple" xlink:show="embed" xlink:actuate="onLoad">
                <text:p/>
              </draw:image>
            </draw:frame>
          </draw:g>
          <draw:g xml:id="id3" draw:id="id3">
            <draw:custom-shape draw:style-name="gr1" draw:text-style-name="P1" draw:layer="layout" svg:width="6.2cm" svg:height="7.1cm" draw:transform="rotate (1.5707963267949) translate (16.1cm 13.531cm)">
              <text:p text:style-name="P1">12766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0.1cm" svg:y="7.431cm">
              <draw:image xlink:href="Pictures/10000201000001DD000001DDAF3AB586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0.1cm" svg:y="10.431cm">
              <draw:image xlink:href="Pictures/10000201000001DD000001DDCF494CCA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17.1cm" svg:y="10.431cm">
              <draw:image xlink:href="Pictures/10000201000001DD000001DD7EE9929A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17.1cm" svg:y="7.431cm">
              <draw:image xlink:href="Pictures/10000201000001DD000001DDBB9242EB.png" xlink:type="simple" xlink:show="embed" xlink:actuate="onLoad">
                <text:p/>
              </draw:image>
            </draw:frame>
          </draw:g>
          <draw:g xml:id="id4" draw:id="id4">
            <draw:custom-shape draw:style-name="gr1" draw:text-style-name="P1" draw:layer="layout" svg:width="6.2cm" svg:height="7.1cm" draw:transform="rotate (1.5707963267949) translate (16.1cm 20.531cm)">
              <text:p text:style-name="P1">12768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0.1cm" svg:y="14.431cm">
              <draw:image xlink:href="Pictures/10000201000001DD000001DD8AD3AC34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0.1cm" svg:y="17.431cm">
              <draw:image xlink:href="Pictures/10000201000001DD000001DD905D44B1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17.1cm" svg:y="17.431cm">
              <draw:image xlink:href="Pictures/10000201000001DD000001DD510DD55A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17.1cm" svg:y="14.431cm">
              <draw:image xlink:href="Pictures/10000201000001DD000001DD2E253448.png" xlink:type="simple" xlink:show="embed" xlink:actuate="onLoad">
                <text:p/>
              </draw:image>
            </draw:frame>
          </draw:g>
          <draw:g xml:id="id5" draw:id="id5">
            <draw:custom-shape draw:style-name="gr1" draw:text-style-name="P1" draw:layer="layout" svg:width="6.2cm" svg:height="7.1cm" draw:transform="rotate (1.5707963267949) translate (25.1cm 10.031cm)">
              <text:p text:style-name="P1">12768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9.1cm" svg:y="3.931cm">
              <draw:image xlink:href="Pictures/10000201000001DD000001DD8AD3AC34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9.1cm" svg:y="6.931cm">
              <draw:image xlink:href="Pictures/10000201000001DD000001DD905D44B1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6.931cm">
              <draw:image xlink:href="Pictures/10000201000001DD000001DD510DD55A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3.931cm">
              <draw:image xlink:href="Pictures/10000201000001DD000001DD2E253448.png" xlink:type="simple" xlink:show="embed" xlink:actuate="onLoad">
                <text:p/>
              </draw:image>
            </draw:frame>
          </draw:g>
          <draw:g xml:id="id6" draw:id="id6">
            <draw:custom-shape draw:style-name="gr1" draw:text-style-name="P1" draw:layer="layout" svg:width="6.2cm" svg:height="7.1cm" draw:transform="rotate (1.5707963267949) translate (25.1cm 17.031cm)">
              <text:p text:style-name="P1">12770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9.1cm" svg:y="10.931cm">
              <draw:image xlink:href="Pictures/10000201000001DD000001DDC68EF8BC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9.1cm" svg:y="13.931cm">
              <draw:image xlink:href="Pictures/10000201000001DD000001DD37E4D32F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13.931cm">
              <draw:image xlink:href="Pictures/10000201000001DD000001DDECD205F7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10.931cm">
              <draw:image xlink:href="Pictures/10000201000001DD000001DD075B544E.png" xlink:type="simple" xlink:show="embed" xlink:actuate="onLoad">
                <text:p/>
              </draw:image>
            </draw:frame>
          </draw:g>
          <draw:g xml:id="id7" draw:id="id7">
            <draw:custom-shape draw:style-name="gr1" draw:text-style-name="P1" draw:layer="layout" svg:width="6.2cm" svg:height="7.1cm" draw:transform="rotate (1.5707963267949) translate (25.1cm 24.051cm)">
              <text:p text:style-name="P1">12771</text:p>
    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1" draw:layer="layout" svg:width="3cm" svg:height="3cm" svg:x="29.1cm" svg:y="17.951cm">
              <draw:image xlink:href="Pictures/10000201000001DD000001DDD81332E0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9.1cm" svg:y="20.951cm">
              <draw:image xlink:href="Pictures/10000201000001DD000001DDB005A804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20.951cm">
              <draw:image xlink:href="Pictures/10000201000001DD000001DDBC7A2DD6.png" xlink:type="simple" xlink:show="embed" xlink:actuate="onLoad">
                <text:p/>
              </draw:image>
            </draw:frame>
            <draw:frame draw:style-name="gr2" draw:text-style-name="P1" draw:layer="layout" svg:width="3cm" svg:height="3cm" svg:x="26.1cm" svg:y="17.951cm">
              <draw:image xlink:href="Pictures/10000201000001DD000001DD075B544E.png" xlink:type="simple" xlink:show="embed" xlink:actuate="onLoad">
                <text:p/>
              </draw:image>
            </draw:frame>
          </draw:g>
          <draw:connector draw:style-name="gr3" draw:text-style-name="P1" draw:layer="layout" draw:type="curve" svg:x1="5.2cm" svg:y1="17.431cm" svg:x2="7.1cm" svg:y2="13.931cm" draw:start-shape="id1" draw:start-glue-point="1" draw:end-shape="id2" draw:end-glue-point="3" svg:d="M5200 17431c1426 0 477-3500 1900-3500" svg:viewBox="0 0 1901 3501">
            <text:p/>
          </draw:connector>
          <draw:connector draw:style-name="gr3" draw:text-style-name="P1" draw:layer="layout" draw:type="curve" svg:x1="14.2cm" svg:y1="13.931cm" svg:x2="16.1cm" svg:y2="10.431cm" draw:start-shape="id2" draw:start-glue-point="1" draw:end-shape="id3" draw:end-glue-point="3" svg:d="M14200 13931c1426 0 477-3500 1900-3500" svg:viewBox="0 0 1901 3501">
            <text:p/>
          </draw:connector>
          <draw:connector draw:style-name="gr3" draw:text-style-name="P1" draw:layer="layout" draw:type="curve" svg:x1="14.2cm" svg:y1="13.931cm" svg:x2="16.1cm" svg:y2="17.431cm" draw:start-shape="id2" draw:start-glue-point="1" draw:end-shape="id4" svg:d="M14200 13931c1426 0 477 3500 1900 3500" svg:viewBox="0 0 1901 3501">
            <text:p/>
          </draw:connector>
          <draw:connector draw:style-name="gr3" draw:text-style-name="P1" draw:layer="layout" draw:type="curve" svg:x1="23.2cm" svg:y1="17.431cm" svg:x2="25.1cm" svg:y2="6.931cm" draw:start-shape="id4" draw:start-glue-point="1" draw:end-shape="id5" svg:d="M23200 17431c1426 0 477-10500 1900-10500" svg:viewBox="0 0 1901 10501">
            <text:p/>
          </draw:connector>
          <draw:connector draw:style-name="gr3" draw:text-style-name="P1" draw:layer="layout" draw:type="curve" svg:x1="23.2cm" svg:y1="17.431cm" svg:x2="25.1cm" svg:y2="13.931cm" draw:start-shape="id4" draw:start-glue-point="1" draw:end-shape="id6" draw:end-glue-point="3" svg:d="M23200 17431c1426 0 477-3500 1900-3500" svg:viewBox="0 0 1901 3501">
            <text:p/>
          </draw:connector>
          <draw:connector draw:style-name="gr3" draw:text-style-name="P1" draw:layer="layout" draw:type="curve" svg:x1="23.2cm" svg:y1="17.431cm" svg:x2="25.1cm" svg:y2="20.951cm" draw:start-shape="id4" draw:start-glue-point="1" draw:end-shape="id7" svg:d="M23200 17431c1426 0 477 3520 1900 3520" svg:viewBox="0 0 1901 3521">
            <text:p/>
          </draw:connector>
          <draw:custom-shape draw:style-name="gr4" draw:text-style-name="P1" xml:id="id8" draw:id="id8" draw:layer="layout" svg:width="0.494cm" svg:height="0.494cm" svg:x="-4.036cm" svg:y="14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curve" svg:x1="-3.542cm" svg:y1="14.338cm" svg:x2="-1.9cm" svg:y2="10.431cm" draw:start-shape="id8" draw:start-glue-point="10" draw:end-shape="id9" svg:d="M-3542 14338c1215 0 394-3907 1642-3907" svg:viewBox="0 0 1643 3908">
            <text:p/>
          </draw:connector>
          <draw:connector draw:style-name="gr3" draw:text-style-name="P1" draw:layer="layout" draw:type="curve" svg:x1="-3.542cm" svg:y1="14.338cm" svg:x2="-1.9cm" svg:y2="17.431cm" draw:start-shape="id8" draw:start-glue-point="10" draw:end-shape="id1" svg:d="M-3542 14338c1215 0 394 3093 1642 3093" svg:viewBox="0 0 1643 309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5:24:27.383674909</meta:creation-date>
    <dc:date>2015-06-15T15:24:59.723590649</dc:date>
    <meta:editing-duration>PT32S</meta:editing-duration>
    <meta:editing-cycles>1</meta:editing-cycles>
    <meta:document-statistic meta:object-count="58"/>
    <meta:generator>LibreOffice/4.3.3.2$Linux_X86_64 LibreOffice_project/430m0$Build-2</meta:generator>
  </office:meta>
</office:document-meta>
</file>